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M Mono 10" officeooo:rsid="00118284" officeooo:paragraph-rsid="00118284"/>
    </style:style>
    <style:style style:name="P2" style:family="paragraph" style:parent-style-name="Standard">
      <style:text-properties style:font-name="LM Mono 10" officeooo:rsid="0011a31a" officeooo:paragraph-rsid="0011a31a"/>
    </style:style>
    <style:style style:name="P3" style:family="paragraph" style:parent-style-name="Standard">
      <style:text-properties style:font-name="LM Mono 10" officeooo:rsid="001248e7" officeooo:paragraph-rsid="001248e7"/>
    </style:style>
    <style:style style:name="T1" style:family="text">
      <style:text-properties officeooo:rsid="001248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text:tab/>Output comparation:</text:p>
      <text:p text:style-name="P1"/>
      <text:p text:style-name="P1">SLATEC arguments<text:tab/> <text:s/>values from SLATEC<text:tab/><text:tab/> values from my implementation</text:p>
      <text:p text:style-name="P1">1.0 1.0 1e-10 0<text:tab/> <text:s/>1.435683098, 0.1351132291<text:tab/> 1.4356830978, 0.1351135349</text:p>
      <text:p text:style-name="P1">1.5 .5 1e-10 0<text:tab/> <text:s/>1.435683098, 0.1351132291 <text:tab/> 1.4356830898, 0.1351132564</text:p>
      <text:p text:style-name="P1">1.4 .1 1e-10 0<text:tab/> <text:s/>1.435683098, 0.1351132291<text:tab/> 1.4356830176, 0.1351131089</text:p>
      <text:p text:style-name="P1">1.44 .14 1e-10 0<text:tab/> <text:s/>1.435683098, 0.1351132291 <text:tab/> 1.4356830888, 0.1351132060</text:p>
      <text:p text:style-name="P1"/>
      <text:p text:style-name="P1">From outputs we can see that SLATEC implementation is more stable when changing the initial guess. In all tested cases both agree on at least 6 first decimal places.</text:p>
      <text:p text:style-name="P1"/>
      <text:p text:style-name="P2">To compare performance, I edited both programs to run the interesting routine 1 000 000 times and printed the time the whole program took to run with “time” unix command. For <text:span text:style-name="T1">SLATEC implementation I also changed the surrounding lines so that x-vector gets reset every time. After these changes the outputs of time were</text:span></text:p>
      <text:p text:style-name="P3"><text:tab/>real<text:tab/>0m3.210s</text:p>
      <text:p text:style-name="P3"><text:tab/>user<text:tab/>0m3.208s</text:p>
      <text:p text:style-name="P3"><text:tab/>sys<text:tab/>0m0.000s</text:p>
      <text:p text:style-name="P3">for SLATEC and</text:p>
      <text:p text:style-name="P3"><text:tab/>real<text:tab/>0m3.015s</text:p>
      <text:p text:style-name="P3"><text:tab/>user<text:tab/>0m2.728s</text:p>
      <text:p text:style-name="P3"><text:tab/>sys<text:tab/>0m0.284s</text:p>
      <text:p text:style-name="P3">for my implementation. There real is the wall clock time the user experiences, user is time spent in user-mode within process and sys is time spend in kernel mode.</text:p>
      <text:p text:style-name="P3"/>
      <text:p text:style-name="P3">Small differences can be seen between consecutive runs but nothing too big. My implementation is slightly faster but this difference is not very bi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00:29:08.420899054</meta:creation-date>
    <dc:date>2017-02-20T01:14:55.398718362</dc:date>
    <meta:editing-duration>PT7M44S</meta:editing-duration>
    <meta:editing-cycles>1</meta:editing-cycles>
    <meta:document-statistic meta:table-count="0" meta:image-count="0" meta:object-count="0" meta:page-count="1" meta:paragraph-count="17" meta:word-count="195" meta:character-count="1267" meta:non-whitespace-character-count="1065"/>
    <meta:generator>LibreOffice/5.1.4.2$Linux_X86_64 LibreOffice_project/10m0$Build-2</meta:generator>
  </office:meta>
</office:document-meta>
</file>